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3fdf"/>
    </style:style>
    <style:style style:name="T1" style:family="text">
      <style:text-properties officeooo:rsid="000d3fdf"/>
    </style:style>
    <style:style style:name="T2" style:family="text">
      <style:text-properties fo:font-size="13pt" officeooo:rsid="000d3fdf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TCNN paper &gt; </text:span><text:a xlink:type="simple" xlink:href="https://arxiv.org/pdf/1604.02878.pdf" text:style-name="Internet_20_link" text:visited-style-name="Visited_20_Internet_20_Link">https://arxiv.org/pdf/1604.02878.pdf</text:a></text:p>
      <text:p text:style-name="P1"/>
      <text:p text:style-name="P1"><text:span text:style-name="T1">FaceNet paper &gt; </text:span><text:a xlink:type="simple" xlink:href="https://arxiv.org/pdf/1503.03832.pdf" text:style-name="Internet_20_link" text:visited-style-name="Visited_20_Internet_20_Link">https://arxiv.org/pdf/1503.03832.pdf</text:a></text:p>
      <text:p text:style-name="P1"/>
      <text:p text:style-name="P1"><text:span text:style-name="T1">DeepFace paper &gt; </text:span><text:a xlink:type="simple" xlink:href="https://www.cs.toronto.edu/~ranzato/publications/taigman_cvpr14.pdf" text:style-name="Internet_20_link" text:visited-style-name="Visited_20_Internet_20_Link">https://www.cs.toronto.edu/~ranzato/publications/taigman_cvpr14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4:39:51.638867728</meta:creation-date>
    <dc:date>2020-03-29T14:43:07.032263691</dc:date>
    <meta:editing-duration>PT3M16S</meta:editing-duration>
    <meta:editing-cycles>1</meta:editing-cycles>
    <meta:document-statistic meta:table-count="0" meta:image-count="0" meta:object-count="0" meta:page-count="1" meta:paragraph-count="3" meta:word-count="12" meta:character-count="186" meta:non-whitespace-character-count="177"/>
    <meta:generator>LibreOffice/6.0.7.3$Linux_X86_64 LibreOffice_project/00m0$Build-3</meta:generator>
  </office:meta>
</office:document-meta>
</file>